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size="8pt" style:font-size-asian="8pt" style:font-size-complex="8pt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14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fo:font-size="8pt" style:font-size-asian="8pt" style:font-size-complex="8pt"/>
    </style:style>
    <style:style style:name="T16" style:parent-style-name="Fuentedepárrafopredeter." style:family="text">
      <style:text-properties fo:font-size="8pt" style:font-size-asian="8pt" style:font-size-complex="8pt"/>
    </style:style>
    <style:style style:name="T17" style:parent-style-name="Fuentedepárrafopredeter." style:family="text">
      <style:text-properties fo:font-size="8pt" style:font-size-asian="8pt" style:font-size-complex="8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2" style:parent-style-name="TableContents" style:family="paragraph">
      <style:text-properties fo:font-size="8pt" style:font-size-asian="8pt" style:font-size-complex="8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5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7" style:parent-style-name="TableContents" style:family="paragraph">
      <style:text-properties fo:font-size="8pt" style:font-size-asian="8pt" style:font-size-complex="8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0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" style:parent-style-name="TableContents" style:family="paragraph">
      <style:text-properties fo:font-size="8pt" style:font-size-asian="8pt" style:font-size-complex="8pt"/>
    </style:style>
    <style:style style:name="TableColumn34" style:family="table-column">
      <style:table-column-properties style:column-width="1.0416in" style:use-optimal-column-width="false"/>
    </style:style>
    <style:style style:name="TableColumn35" style:family="table-column">
      <style:table-column-properties style:column-width="5.6513in" style:use-optimal-column-width="false"/>
    </style:style>
    <style:style style:name="Table33" style:family="table">
      <style:table-properties style:width="6.693in" fo:margin-left="-0.012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Cell39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background-color="#FFFFFF"/>
    </style:style>
    <style:style style:name="T41" style:parent-style-name="Fuentedepárrafopredeter." style:family="text">
      <style:text-properties fo:font-size="8pt" style:font-size-asian="8pt" style:font-size-complex="8pt"/>
    </style:style>
    <style:style style:name="T42" style:parent-style-name="Fuentedepárrafopredeter." style:family="text">
      <style:text-properties fo:font-size="8pt" style:font-size-asian="8pt" style:font-size-complex="8pt"/>
    </style:style>
    <style:style style:name="T43" style:parent-style-name="Fuentedepárrafopredeter." style:family="text">
      <style:text-properties fo:font-size="8pt" style:font-size-asian="8pt" style:font-size-complex="8pt"/>
    </style:style>
    <style:style style:name="T44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fo:font-size="8pt" style:font-size-asian="8pt" style:font-size-complex="8pt"/>
    </style:style>
    <style:style style:name="T46" style:parent-style-name="Fuentedepárrafopredeter." style:family="text">
      <style:text-properties fo:font-size="8pt" style:font-size-asian="8pt" style:font-size-complex="8pt"/>
    </style:style>
    <style:style style:name="T47" style:parent-style-name="Fuentedepárrafopredeter." style:family="text">
      <style:text-properties fo:font-size="8pt" style:font-size-asian="8pt" style:font-size-complex="8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ell51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8pt" style:font-size-asian="8pt" style:font-size-complex="8pt"/>
    </style:style>
    <style:style style:name="TableCell5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Cell61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Column64" style:family="table-column">
      <style:table-column-properties style:column-width="3.3458in" style:use-optimal-column-width="false"/>
    </style:style>
    <style:style style:name="TableColumn65" style:family="table-column">
      <style:table-column-properties style:column-width="3.3472in" style:use-optimal-column-width="false"/>
    </style:style>
    <style:style style:name="Table63" style:family="table">
      <style:table-properties style:width="6.693in" fo:margin-left="-0.009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Fuentedepárrafopredeter." style:family="text">
      <style:text-properties fo:font-size="8pt" style:font-size-asian="8pt" style:font-size-complex="8pt"/>
    </style:style>
    <style:style style:name="T75" style:parent-style-name="Fuentedepárrafopredeter." style:family="text">
      <style:text-properties fo:font-size="8pt" style:font-size-asian="8pt" style:font-size-complex="8pt"/>
    </style:style>
    <style:style style:name="T76" style:parent-style-name="Fuentedepárrafopredeter." style:family="text">
      <style:text-properties fo:font-size="8pt" style:font-size-asian="8pt" style:font-size-complex="8pt"/>
    </style:style>
    <style:style style:name="T77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fo:font-size="8pt" style:font-size-asian="8pt" style:font-size-complex="8pt"/>
    </style:style>
    <style:style style:name="T79" style:parent-style-name="Fuentedepárrafopredeter." style:family="text">
      <style:text-properties fo:font-size="8pt" style:font-size-asian="8pt" style:font-size-complex="8pt"/>
    </style:style>
    <style:style style:name="T80" style:parent-style-name="Fuentedepárrafopredeter." style:family="text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4" style:family="table-column">
      <style:table-column-properties style:column-width="1.0256in" style:use-optimal-column-width="false"/>
    </style:style>
    <style:style style:name="TableColumn115" style:family="table-column">
      <style:table-column-properties style:column-width="5.5909in" style:use-optimal-column-width="false"/>
    </style:style>
    <style:style style:name="Table113" style:family="table">
      <style:table-properties style:width="6.6166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list-style-name="LFO1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5" style:family="table-column">
      <style:table-column-properties style:column-width="1.0361in" style:use-optimal-column-width="false"/>
    </style:style>
    <style:style style:name="TableColumn126" style:family="table-column">
      <style:table-column-properties style:column-width="5.5861in" style:use-optimal-column-width="false"/>
    </style:style>
    <style:style style:name="Table124" style:family="table">
      <style:table-properties style:width="6.6222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Cell1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P133" style:parent-style-name="TableContents" style:list-style-name="LFO2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/>
    <style:style style:name="T135" style:parent-style-name="Fuentedepárrafopredeter." style:family="text">
      <style:text-properties fo:font-size="8pt" style:font-size-asian="8pt" style:font-size-complex="8pt"/>
    </style:style>
    <style:style style:name="T136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137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138" style:parent-style-name="Fuentedepárrafopredeter." style:family="text">
      <style:text-properties fo:font-size="8pt" style:font-size-asian="8pt" style:font-size-complex="8pt"/>
    </style:style>
    <style:style style:name="T139" style:parent-style-name="Fuentedepárrafopredeter." style:family="text">
      <style:text-properties fo:font-size="8pt" style:font-size-asian="8pt" style:font-size-complex="8pt"/>
    </style:style>
    <style:style style:name="T140" style:parent-style-name="Fuentedepárrafopredeter." style:family="text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family="paragraph">
      <style:text-properties fo:font-size="8pt" style:font-size-asian="8pt" style:font-size-complex="8pt"/>
    </style:style>
    <style:style style:name="P143" style:parent-style-name="TableContents" style:list-style-name="LFO7" style:family="paragraph">
      <style:text-properties fo:font-size="8pt" style:font-size-asian="8pt" style:font-size-complex="8pt"/>
    </style:style>
    <style:style style:name="P144" style:parent-style-name="TableContents" style:family="paragraph">
      <style:text-properties fo:font-size="8pt" style:font-size-asian="8pt" style:font-size-complex="8pt"/>
    </style:style>
    <style:style style:name="P145" style:parent-style-name="TableContents" style:list-style-name="LFO8" style:family="paragraph"/>
    <style:style style:name="T146" style:parent-style-name="Fuentedepárrafopredeter." style:family="text">
      <style:text-properties fo:font-size="8pt" style:font-size-asian="8pt" style:font-size-complex="8pt"/>
    </style:style>
    <style:style style:name="T147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8" style:family="table-column">
      <style:table-column-properties style:column-width="3.3083in" style:use-optimal-column-width="false"/>
    </style:style>
    <style:style style:name="TableColumn159" style:family="table-column">
      <style:table-column-properties style:column-width="3.3083in" style:use-optimal-column-width="false"/>
    </style:style>
    <style:style style:name="Table157" style:family="table">
      <style:table-properties style:width="6.6166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9" style:parent-style-name="Fuentedepárrafopredeter." style:family="text">
      <style:text-properties fo:font-size="8pt" style:font-size-asian="8pt" style:font-size-complex="8pt"/>
    </style:style>
    <style:style style:name="T180" style:parent-style-name="Fuentedepárrafopredeter." style:family="text">
      <style:text-properties fo:font-size="8pt" style:font-size-asian="8pt" style:font-size-complex="8pt"/>
    </style:style>
    <style:style style:name="T181" style:parent-style-name="Fuentedepárrafopredeter." style:family="text">
      <style:text-properties fo:font-size="8pt" style:font-size-asian="8pt" style:font-size-complex="8pt"/>
    </style:style>
    <style:style style:name="T182" style:parent-style-name="Fuentedepárrafopredeter." style:family="text">
      <style:text-properties fo:font-size="8pt" style:font-size-asian="8pt" style:font-size-complex="8pt"/>
    </style:style>
    <style:style style:name="T183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84" style:parent-style-name="Fuentedepárrafopredeter." style:family="text">
      <style:text-properties fo:font-size="8pt" style:font-size-asian="8pt" style:font-size-complex="8pt"/>
    </style:style>
    <style:style style:name="T185" style:parent-style-name="Fuentedepárrafopredeter." style:family="text">
      <style:text-properties fo:font-size="8pt" style:font-size-asian="8pt" style:font-size-complex="8pt"/>
    </style:style>
    <style:style style:name="T186" style:parent-style-name="Fuentedepárrafopredeter." style:family="text">
      <style:text-properties fo:font-size="8pt" style:font-size-asian="8pt" style:font-size-complex="8pt"/>
    </style:style>
    <style:style style:name="T187" style:parent-style-name="Fuentedepárrafopredeter." style:family="text">
      <style:text-properties fo:font-size="8pt" style:font-size-asian="8pt" style:font-size-complex="8pt"/>
    </style:style>
    <style:style style:name="T188" style:parent-style-name="Fuentedepárrafopredeter." style:family="text">
      <style:text-properties fo:font-size="8pt" style:font-size-asian="8pt" style:font-size-complex="8pt"/>
    </style:style>
    <style:style style:name="T189" style:parent-style-name="Fuentedepárrafopredeter." style:family="text">
      <style:text-properties fo:font-size="8pt" style:font-size-asian="8pt" style:font-size-complex="8pt"/>
    </style:style>
    <style:style style:name="T190" style:parent-style-name="Fuentedepárrafopredeter." style:family="text"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0" style:parent-style-name="Fuentedepárrafopredeter." style:family="text">
      <style:text-properties fo:font-size="8pt" style:font-size-asian="8pt" style:font-size-complex="8pt"/>
    </style:style>
    <style:style style:name="T201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02" style:parent-style-name="Fuentedepárrafopredeter." style:family="text">
      <style:text-properties fo:font-size="8pt" style:font-size-asian="8pt" style:font-size-complex="8pt"/>
    </style:style>
    <style:style style:name="T203" style:parent-style-name="Fuentedepárrafopredeter." style:family="text">
      <style:text-properties fo:font-size="8pt" style:font-size-asian="8pt" style:font-size-complex="8pt"/>
    </style:style>
    <style:style style:name="T204" style:parent-style-name="Fuentedepárrafopredeter." style:family="text">
      <style:text-properties fo:font-size="8pt" style:font-size-asian="8pt" style:font-size-complex="8pt"/>
    </style:style>
    <style:style style:name="P205" style:parent-style-name="TableContents" style:list-style-name="LFO16" style:family="paragraph">
      <style:text-properties fo:font-size="8pt" style:font-size-asian="8pt" style:font-size-complex="8pt"/>
    </style:style>
    <style:style style:name="P206" style:parent-style-name="TableContents" style:list-style-name="LFO16" style:family="paragraph">
      <style:text-properties fo:font-size="8pt" style:font-size-asian="8pt" style:font-size-complex="8pt"/>
    </style:style>
    <style:style style:name="P207" style:parent-style-name="TableContents" style:list-style-name="LFO16" style:family="paragraph">
      <style:text-properties fo:font-size="8pt" style:font-size-asian="8pt" style:font-size-complex="8pt"/>
    </style:style>
    <style:style style:name="P208" style:parent-style-name="TableContents" style:list-style-name="LFO16" style:family="paragraph">
      <style:text-properties fo:font-size="8pt" style:font-size-asian="8pt" style:font-size-complex="8pt"/>
    </style:style>
    <style:style style:name="P209" style:parent-style-name="TableContents" style:list-style-name="LFO16" style:family="paragraph"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2" style:parent-style-name="Fuentedepárrafopredeter." style:family="text">
      <style:text-properties fo:font-size="8pt" style:font-size-asian="8pt" style:font-size-complex="8pt"/>
    </style:style>
    <style:style style:name="T213" style:parent-style-name="Fuentedepárrafopredeter." style:family="text">
      <style:text-properties fo:font-size="8pt" style:font-size-asian="8pt" style:font-size-complex="8pt"/>
    </style:style>
    <style:style style:name="T214" style:parent-style-name="Fuentedepárrafopredeter." style:family="text">
      <style:text-properties fo:font-size="8pt" style:font-size-asian="8pt" style:font-size-complex="8pt"/>
    </style:style>
    <style:style style:name="T215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16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17" style:parent-style-name="Fuentedepárrafopredeter." style:family="text">
      <style:text-properties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4" style:parent-style-name="Fuentedepárrafopredeter." style:family="text">
      <style:text-properties fo:font-size="8pt" style:font-size-asian="8pt" style:font-size-complex="8pt"/>
    </style:style>
    <style:style style:name="T225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26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27" style:parent-style-name="Fuentedepárrafopredeter." style:family="text">
      <style:text-properties fo:font-size="8pt" style:font-size-asian="8pt" style:font-size-complex="8pt"/>
    </style:style>
    <style:style style:name="T228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29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30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31" style:parent-style-name="Fuentedepárrafopredeter." style:family="text">
      <style:text-properties fo:font-size="8pt" style:font-size-asian="8pt" style:font-size-complex="8pt"/>
    </style:style>
    <style:style style:name="T232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33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34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35" style:parent-style-name="Fuentedepárrafopredeter." style:family="text">
      <style:text-properties fo:font-size="8pt" style:font-size-asian="8pt" style:font-size-complex="8pt"/>
    </style:style>
    <style:style style:name="P236" style:parent-style-name="TableContents" style:list-style-name="LFO19" style:family="paragraph">
      <style:text-properties fo:font-size="8pt" style:font-size-asian="8pt" style:font-size-complex="8pt"/>
    </style:style>
    <style:style style:name="P237" style:parent-style-name="TableContents" style:list-style-name="LFO19" style:family="paragraph">
      <style:text-properties fo:font-size="8pt" style:font-size-asian="8pt" style:font-size-complex="8pt"/>
    </style:style>
    <style:style style:name="P238" style:parent-style-name="TableContents" style:list-style-name="LFO19" style:family="paragraph">
      <style:text-properties fo:font-size="8pt" style:font-size-asian="8pt" style:font-size-complex="8pt"/>
    </style:style>
    <style:style style:name="P239" style:parent-style-name="TableContents" style:list-style-name="LFO19" style:family="paragraph">
      <style:text-properties fo:font-size="8pt" style:font-size-asian="8pt" style:font-size-complex="8pt"/>
    </style:style>
    <style:style style:name="P240" style:parent-style-name="TableContents" style:list-style-name="LFO19" style:family="paragraph"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3" style:parent-style-name="Fuentedepárrafopredeter." style:family="text">
      <style:text-properties fo:font-size="8pt" style:font-size-asian="8pt" style:font-size-complex="8pt"/>
    </style:style>
    <style:style style:name="T244" style:parent-style-name="Fuentedepárrafopredeter." style:family="text">
      <style:text-properties fo:font-size="8pt" style:font-size-asian="8pt" style:font-size-complex="8pt"/>
    </style:style>
    <style:style style:name="T245" style:parent-style-name="Fuentedepárrafopredeter." style:family="text">
      <style:text-properties fo:font-size="8pt" style:font-size-asian="8pt" style:font-size-complex="8pt"/>
    </style:style>
    <style:style style:name="T246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47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48" style:parent-style-name="Fuentedepárrafopredeter." style:family="text">
      <style:text-properties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5" style:parent-style-name="Fuentedepárrafopredeter." style:family="text">
      <style:text-properties fo:font-size="8pt" style:font-size-asian="8pt" style:font-size-complex="8pt"/>
    </style:style>
    <style:style style:name="T256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57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58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59" style:parent-style-name="Fuentedepárrafopredeter." style:family="text">
      <style:text-properties fo:font-size="8pt" style:font-size-asian="8pt" style:font-size-complex="8pt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7" style:family="table-column">
      <style:table-column-properties style:column-width="3.3083in" style:use-optimal-column-width="false"/>
    </style:style>
    <style:style style:name="TableColumn268" style:family="table-column">
      <style:table-column-properties style:column-width="3.3083in" style:use-optimal-column-width="false"/>
    </style:style>
    <style:style style:name="Table266" style:family="table">
      <style:table-properties style:width="6.6166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P2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1" style:family="table-column">
      <style:table-column-properties style:column-width="3.3083in" style:use-optimal-column-width="false"/>
    </style:style>
    <style:style style:name="TableColumn282" style:family="table-column">
      <style:table-column-properties style:column-width="3.3083in" style:use-optimal-column-width="false"/>
    </style:style>
    <style:style style:name="Table280" style:family="table">
      <style:table-properties style:width="6.6166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5" style:parent-style-name="Fuentedepárrafopredeter." style:family="text">
      <style:text-properties fo:font-size="8pt" style:font-size-asian="8pt" style:font-size-complex="8pt"/>
    </style:style>
    <style:style style:name="T286" style:parent-style-name="Fuentedepárrafopredeter." style:family="text">
      <style:text-properties fo:font-size="8pt" style:font-size-asian="8pt" style:font-size-complex="8pt"/>
    </style:style>
    <style:style style:name="T287" style:parent-style-name="Fuentedepárrafopredeter." style:family="text">
      <style:text-properties fo:font-size="8pt" style:font-size-asian="8pt" style:font-size-complex="8pt"/>
    </style:style>
    <style:style style:name="T288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89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90" style:parent-style-name="Fuentedepárrafopredeter." style:family="text">
      <style:text-properties fo:font-size="8pt" style:font-size-asian="8pt" style:font-size-complex="8pt"/>
    </style:style>
    <style:style style:name="TableCell2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size="8pt" style:font-size-asian="8pt" style:font-size-complex="8pt"/>
    </style:style>
    <style:style style:name="P2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Standard" style:family="paragraph">
      <style:text-properties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4" style:parent-style-name="Fuentedepárrafopredeter." style:family="text">
      <style:text-properties fo:font-size="8pt" style:font-size-asian="8pt" style:font-size-complex="8pt"/>
    </style:style>
    <style:style style:name="T325" style:parent-style-name="Fuentedepárrafopredeter." style:family="text">
      <style:text-properties fo:font-size="8pt" style:font-size-asian="8pt" style:font-size-complex="8pt"/>
    </style:style>
    <style:style style:name="T326" style:parent-style-name="Fuentedepárrafopredeter." style:family="text">
      <style:text-properties fo:font-size="8pt" style:font-size-asian="8pt" style:font-size-complex="8pt"/>
    </style:style>
    <style:style style:name="T327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28" style:parent-style-name="Fuentedepárrafopredeter." style:family="text"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8pt" style:font-size-asian="8pt" style:font-size-complex="8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8pt" style:font-size-asian="8pt" style:font-size-complex="8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41" style:parent-style-name="Normal" style:family="paragraph">
      <style:text-properties text:display="none"/>
    </style:style>
    <style:style style:name="TableColumn343" style:family="table-column">
      <style:table-column-properties style:column-width="0.5013in" style:use-optimal-column-width="false"/>
    </style:style>
    <style:style style:name="TableColumn344" style:family="table-column">
      <style:table-column-properties style:column-width="0.6263in" style:use-optimal-column-width="false"/>
    </style:style>
    <style:style style:name="TableColumn345" style:family="table-column">
      <style:table-column-properties style:column-width="1.1659in" style:use-optimal-column-width="false"/>
    </style:style>
    <style:style style:name="TableColumn346" style:family="table-column">
      <style:table-column-properties style:column-width="4.3993in" style:use-optimal-column-width="false"/>
    </style:style>
    <style:style style:name="Table342" style:family="table">
      <style:table-properties style:width="6.693in" fo:margin-left="-0.009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83" style:parent-style-name="Standard" style:family="paragraph">
      <style:text-properties style:font-name-asian="Liberation Serif" style:font-name-complex="Liberation Serif"/>
    </style:style>
    <style:style style:name="P384" style:parent-style-name="Standard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<text:s/></text:span><text:span text:style-name="T12">Usuarios</text:span><text:span text:style-name="T13"><text:s/>(</text:span><text:span text:style-name="T14">U</text:span><text:span text:style-name="T15">pdate) (UC-</text:span><text:span text:style-name="T16">00</text:span><text:span text:style-name="T17">)</text:span></text:p>
          </table:table-cell>
          <table:covered-table-cell/>
        </table:table-row>
        <table:table-row table:style-name="TableRow18">
          <table:table-cell table:style-name="TableCell19">
            <text:p text:style-name="P20">Número</text:p>
          </table:table-cell>
          <table:table-cell table:style-name="TableCell21">
            <text:p text:style-name="P22">Requerimiento</text:p>
          </table:table-cell>
        </table:table-row>
        <table:table-row table:style-name="TableRow23">
          <table:table-cell table:style-name="TableCell24">
            <text:p text:style-name="P25">RF-51</text:p>
          </table:table-cell>
          <table:table-cell table:style-name="TableCell26">
            <text:p text:style-name="P27">El sistema<text:s/>permitirá<text:s/>actualizar<text:s/>un<text:s/>Usuario<text:s/></text:p>
          </table:table-cell>
        </table:table-row>
        <table:table-row table:style-name="TableRow28">
          <table:table-cell table:style-name="TableCell29">
            <text:p text:style-name="P30">RF-52</text:p>
          </table:table-cell>
          <table:table-cell table:style-name="TableCell31">
            <text:p text:style-name="P32">El sistema<text:s/>permitirá<text:s/>actualizar la<text:s/>Categoría<text:s/>del<text:s/>Usuario<text:s/>de un<text:s/>Usuario.</text:p>
          </table:table-cell>
        </table:table-row>
      </table:table>
      <text:p text:style-name="Standard"/>
      <text:p text:style-name="Standard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Caso de Uso:</text:p>
          </table:table-cell>
          <table:table-cell table:style-name="TableCell39">
            <text:p text:style-name="P40"><text:span text:style-name="T41">Gestión de<text:s/></text:span><text:span text:style-name="T42">Usuarios</text:span><text:span text:style-name="T43"><text:s/>(</text:span><text:span text:style-name="T44">U</text:span><text:span text:style-name="T45">pdate) (UC-</text:span><text:span text:style-name="T46">00</text:span><text:span text:style-name="T47">)</text:span></text:p>
          </table:table-cell>
        </table:table-row>
        <table:table-row table:style-name="TableRow48">
          <table:table-cell table:style-name="TableCell49">
            <text:p text:style-name="P50">Actores:</text:p>
          </table:table-cell>
          <table:table-cell table:style-name="TableCell51">
            <text:p text:style-name="P52">Administrador</text:p>
          </table:table-cell>
        </table:table-row>
        <table:table-row table:style-name="TableRow53">
          <table:table-cell table:style-name="TableCell54">
            <text:p text:style-name="P55">Tipo:</text:p>
          </table:table-cell>
          <table:table-cell table:style-name="TableCell56">
            <text:p text:style-name="P57">Esencial</text:p>
          </table:table-cell>
        </table:table-row>
        <table:table-row table:style-name="TableRow58">
          <table:table-cell table:style-name="TableCell59">
            <text:p text:style-name="P60">Descripción:</text:p>
          </table:table-cell>
          <table:table-cell table:style-name="TableCell61">
            <text:p text:style-name="P62">Realiza la actualización<text:s/>de un<text:s/>Usuario.</text:p>
          </table:table-cell>
        </table:table-row>
      </table:table>
      <text:p text:style-name="Standard"/>
      <text:p text:style-name="TableContent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 table:number-columns-spanned="2">
            <text:soft-page-break/>
            <text:p text:style-name="P68">Nivel de Caso de uso:</text:p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P71">Paquete: Modelo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TableContents"><text:span text:style-name="T74">Nombre del Caso de Uso: Gestión de<text:s/></text:span><text:span text:style-name="T75">Usuario</text:span><text:span text:style-name="T76"><text:s/>(</text:span><text:span text:style-name="T77">U</text:span><text:span text:style-name="T78">pdate) (UC-</text:span><text:span text:style-name="T79">00</text:span><text:span text:style-name="T80">)</text:span>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</text:p>
          </table:table-cell>
        </table:table-row>
        <table:table-row table:style-name="TableRow89">
          <table:table-cell table:style-name="TableCell90" table:number-columns-spanned="2">
            <text:p text:style-name="P91">Complejidad:</text:p>
          </table:table-cell>
          <table:covered-table-cell/>
        </table:table-row>
        <table:table-row table:style-name="TableRow92">
          <table:table-cell table:style-name="TableCell93">
            <text:p text:style-name="P94">Actor Principal:<text:s/>Administrador</text:p>
          </table:table-cell>
          <table:table-cell table:style-name="TableCell95">
            <text:p text:style-name="P96">Actor Secundario: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Actualizar<text:s/>un<text:s/>Usuario<text:s/>existente</text:p>
                  <text:p text:style-name="P110">Administrador: Quiere entradas precisas,<text:s/>rápidas<text:s/>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1">
          <table:table-cell table:style-name="TableCell112" table:number-columns-spanned="2">
            <table:table table:style-name="Table113">
              <table:table-columns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Precondición:</text:p>
                </table:table-cell>
                <table:table-cell table:style-name="TableCell119">
                  <text:list text:style-name="LFO1" text:continue-numbering="true">
                    <text:list-item>
                      <text:p text:style-name="P120">Debe de existir el<text:s/>Usuario<text:s/>a Actualizar</text:p>
                    </text:list-item>
                  </text:list>
                </table:table-cell>
              </table:table-row>
            </table:table>
            <text:p text:style-name="P121"/>
          </table:table-cell>
          <table:covered-table-cell/>
        </table:table-row>
        <table:table-row table:style-name="TableRow122">
          <table:table-cell table:style-name="TableCell123" table:number-columns-spanned="2">
            <table:table table:style-name="Table124">
              <table:table-columns>
                <table:table-column table:style-name="TableColumn125"/>
                <table:table-column table:style-name="TableColumn126"/>
              </table:table-columns>
              <table:table-row table:style-name="TableRow127">
                <table:table-cell table:style-name="TableCell128">
                  <text:p text:style-name="P129">Pos condición:</text:p>
                </table:table-cell>
                <table:table-cell table:style-name="TableCell130">
                  <text:p text:style-name="P131">Éxito: Flujo Normal</text:p>
                  <text:p text:style-name="P132"/>
                  <text:list text:style-name="LFO2" text:continue-numbering="true">
                    <text:list-item>
                      <text:p text:style-name="P133">Se actualiza un<text:s/>Usuario.</text:p>
                    </text:list-item>
                    <text:list-item>
                      <text:p text:style-name="P134"><text:span text:style-name="T135">Se actualiza la<text:s/></text:span><text:span text:style-name="T136">Categoria del<text:s/></text:span><text:span text:style-name="T137">Usuario</text:span><text:span text:style-name="T138"><text:s/>del<text:s/></text:span><text:span text:style-name="T139">Usuario</text:span><text:span text:style-name="T140">.</text:span></text:p>
                    </text:list-item>
                  </text:list>
                  <text:p text:style-name="P141"/>
                  <text:p text:style-name="P142">Fracaso 1:</text:p>
                  <text:list text:style-name="LFO7" text:continue-numbering="true">
                    <text:list-item>
                      <text:p text:style-name="P143">3.a Informa que no se encuentra el Usuario, se cancela el caso de uso</text:p>
                    </text:list-item>
                  </text:list>
                  <text:p text:style-name="P144">Fracaso 2:</text:p>
                  <text:list text:style-name="LFO8" text:continue-numbering="true">
                    <text:list-item>
                      <text:p text:style-name="P145"><text:span text:style-name="T146">6.a El Administrador no introduce los<text:s/></text:span><text:span text:style-name="T147">datos del usuario</text:span></text:p>
                    </text:list-item>
                  </text:list>
                </table:table-cell>
              </table:table-row>
            </table:table>
            <text:p text:style-name="P148"/>
          </table:table-cell>
          <table:covered-table-cell/>
        </table:table-row>
        <table:table-row table:style-name="TableRow149">
          <table:table-cell table:style-name="TableCell150" table:number-columns-spanned="2">
            <text:p text:style-name="P151"/>
          </table:table-cell>
          <table:covered-table-cell/>
        </table:table-row>
        <table:table-row table:style-name="TableRow152">
          <table:table-cell table:style-name="TableCell153" table:number-columns-spanned="2">
            <text:p text:style-name="P154">Flujo Normal</text:p>
          </table:table-cell>
          <table:covered-table-cell/>
        </table:table-row>
        <table:table-row table:style-name="TableRow155">
          <table:table-cell table:style-name="TableCell156" table:number-columns-spanned="2">
            <table:table table:style-name="Table157">
              <table:table-columns>
                <table:table-column table:style-name="TableColumn158"/>
                <table:table-column table:style-name="TableColumn159"/>
              </table:table-columns>
              <table:table-row table:style-name="TableRow160">
                <table:table-cell table:style-name="TableCell161">
                  <text:p text:style-name="P162">Actor</text:p>
                </table:table-cell>
                <table:table-cell table:style-name="TableCell163">
                  <text:p text:style-name="P164">Sistema</text:p>
                </table:table-cell>
              </table:table-row>
              <table:table-row table:style-name="TableRow165">
                <table:table-cell table:style-name="TableCell166">
                  <text:p text:style-name="P167">1. El<text:s/>Administrador<text:s/>comienza con la<text:s/>Gestión<text:s/>de<text:s/>Usuario</text:p>
                </table:table-cell>
                <table:table-cell table:style-name="TableCell168">
                  <text:p text:style-name="P169"/>
                </table:table-cell>
              </table:table-row>
              <table:table-row table:style-name="TableRow170">
                <table:table-cell table:style-name="TableCell171">
                  <text:p text:style-name="P172">2. <text:s/>El<text:s/>Administrador<text:s/>introduce el<text:s/>DNI<text:s/>del<text:s/>Usuario<text:s/></text:p>
                </table:table-cell>
                <table:table-cell table:style-name="TableCell173">
                  <text:p text:style-name="P174"/>
                </table:table-cell>
              </table:table-row>
              <table:table-row table:style-name="TableRow175">
                <table:table-cell table:style-name="TableCell176">
                  <text:p text:style-name="P177"/>
                </table:table-cell>
                <table:table-cell table:style-name="TableCell178">
                  <text:p text:style-name="TableContents"><text:span text:style-name="T179">3. Usa el Caso de Uso<text:s/></text:span><text:span text:style-name="T180">Gestión de<text:s/></text:span><text:span text:style-name="T181">Usuario</text:span><text:span text:style-name="T182"><text:s/>(</text:span><text:span text:style-name="T183">R</text:span><text:span text:style-name="T184">ead), valida<text:s/></text:span><text:span text:style-name="T185">DNI</text:span><text:span text:style-name="T186"><text:s/>y presenta el<text:s/></text:span><text:span text:style-name="T187">Usuario</text:span><text:span text:style-name="T188"><text:s/>con esa<text:s/></text:span><text:span text:style-name="T189">DNI</text:span><text:span text:style-name="T190">.</text:span></text:p>
                </table:table-cell>
              </table:table-row>
              <table:table-row table:style-name="TableRow191">
                <table:table-cell table:style-name="TableCell192">
                  <text:p text:style-name="P193">4. <text:s/>El<text:s/>Administrador<text:s/>comienza la actualización del<text:s/>Usuario</text:p>
                </table:table-cell>
                <table:table-cell table:style-name="TableCell194">
                  <text:p text:style-name="P195"/>
                </table:table-cell>
              </table:table-row>
              <table:table-row table:style-name="TableRow196">
                <table:table-cell table:style-name="TableCell197">
                  <text:p text:style-name="P198"/>
                </table:table-cell>
                <table:table-cell table:style-name="TableCell199">
                  <text:p text:style-name="TableContents"><text:span text:style-name="T200">5. Habilita los<text:s/></text:span><text:span text:style-name="T201">datos<text:s/></text:span><text:span text:style-name="T202">del<text:s/></text:span><text:span text:style-name="T203">Usuario</text:span><text:span text:style-name="T204"><text:s/>para que sean Actualizados.</text:span></text:p>
                  <text:list text:style-name="LFO16" text:continue-numbering="true">
                    <text:list-item>
                      <text:p text:style-name="P205">login.</text:p>
                    </text:list-item>
                    <text:list-item>
                      <text:p text:style-name="P206">password.</text:p>
                    </text:list-item>
                    <text:list-item>
                      <text:p text:style-name="P207">nombre</text:p>
                    </text:list-item>
                    <text:list-item>
                      <text:p text:style-name="P208">email</text:p>
                    </text:list-item>
                    <text:list-item>
                      <text:p text:style-name="P209">descripción</text:p>
                    </text:list-item>
                  </text:list>
                </table:table-cell>
              </table:table-row>
              <table:table-row table:style-name="TableRow210">
                <table:table-cell table:style-name="TableCell211">
                  <text:p text:style-name="TableContents"><text:span text:style-name="T212">6. <text:s/>El<text:s/></text:span><text:span text:style-name="T213">Administrador</text:span><text:span text:style-name="T214"><text:s/>introduce los<text:s/></text:span><text:span text:style-name="T215">datos<text:s/></text:span><text:span text:style-name="T216">del usuario</text:span><text:span text:style-name="T217">.</text:span></text:p>
                </table:table-cell>
                <table:table-cell table:style-name="TableCell218">
                  <text:p text:style-name="P219"/>
                </table:table-cell>
              </table:table-row>
              <table:table-row table:style-name="TableRow220">
                <table:table-cell table:style-name="TableCell221">
                  <text:p text:style-name="P222"/>
                </table:table-cell>
                <table:table-cell table:style-name="TableCell223">
                  <text:p text:style-name="TableContents"><text:span text:style-name="T224">7. Valida y actualiza los<text:s/></text:span><text:span text:style-name="T225">datos<text:s/></text:span><text:span text:style-name="T226">del usuario</text:span><text:span text:style-name="T227">, habilita la<text:s/></text:span><text:span text:style-name="T228">Categoría</text:span><text:span text:style-name="T229"><text:s/>del<text:s/></text:span><text:span text:style-name="T230">Usuario</text:span><text:span text:style-name="T231"><text:s/>para que sea actualizado. Presenta las<text:s/></text:span><text:span text:style-name="T232">Categoría</text:span><text:span text:style-name="T233"><text:s/>del<text:s/></text:span><text:span text:style-name="T234">Usuario</text:span><text:span text:style-name="T235"><text:s/>disponibles.</text:span></text:p>
                  <text:list text:style-name="LFO19" text:continue-numbering="true">
                    <text:list-item>
                      <text:p text:style-name="P236">Administrador<text:s/></text:p>
                    </text:list-item>
                    <text:list-item>
                      <text:p text:style-name="P237">Cajero</text:p>
                    </text:list-item>
                    <text:list-item>
                      <text:p text:style-name="P238">Encargado</text:p>
                    </text:list-item>
                    <text:list-item>
                      <text:p text:style-name="P239">Cliente Minorista<text:s/></text:p>
                    </text:list-item>
                    <text:list-item>
                      <text:p text:style-name="P240">Cliente Mayorista</text:p>
                    </text:list-item>
                  </text:list>
                </table:table-cell>
              </table:table-row>
              <table:table-row table:style-name="TableRow241">
                <table:table-cell table:style-name="TableCell242">
                  <text:p text:style-name="TableContents"><text:span text:style-name="T243">8. <text:s/>El<text:s/></text:span><text:span text:style-name="T244">Administrador</text:span><text:span text:style-name="T245"><text:s/>selecciona una<text:s/></text:span><text:span text:style-name="T246">Categoria del<text:s/></text:span><text:span text:style-name="T247">Usuario</text:span><text:span text:style-name="T248"><text:s/>disponible.</text:span>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/>
                </table:table-cell>
                <table:table-cell table:style-name="TableCell254">
                  <text:p text:style-name="TableContents"><text:span text:style-name="T255">9. Valida y actualiza la<text:s/></text:span><text:span text:style-name="T256">Categoría</text:span><text:span text:style-name="T257"><text:s/>del<text:s/></text:span><text:span text:style-name="T258">Usuario</text:span><text:span text:style-name="T259">,<text:s/></text:span></text:p>
                </table:table-cell>
              </table:table-row>
            </table:table>
            <text:p text:style-name="P260"/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Curso Alternativo: 3-A</text:p>
          </table:table-cell>
          <table:covered-table-cell/>
        </table:table-row>
        <table:table-row table:style-name="TableRow264">
          <table:table-cell table:style-name="TableCell265" table:number-columns-spanned="2">
            <table:table table:style-name="Table266">
              <table:table-columns>
                <table:table-column table:style-name="TableColumn267"/>
                <table:table-column table:style-name="TableColumn268"/>
              </table:table-columns>
              <table:table-row table:style-name="TableRow269">
                <table:table-cell table:style-name="TableCell270">
                  <text:p text:style-name="P271"/>
                </table:table-cell>
                <table:table-cell table:style-name="TableCell272">
                  <text:p text:style-name="P273">1. Informa que no se encuentra el<text:s/>Usuario, se cancela el caso de uso</text:p>
                </table:table-cell>
              </table:table-row>
            </table:table>
            <text:p text:style-name="P274"/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urso Alternativo: 6-A</text:p>
          </table:table-cell>
          <table:covered-table-cell/>
        </table:table-row>
        <table:table-row table:style-name="TableRow278">
          <table:table-cell table:style-name="TableCell279" table:number-columns-spanned="2">
            <table:table table:style-name="Table280">
              <table:table-columns>
                <table:table-column table:style-name="TableColumn281"/>
                <table:table-column table:style-name="TableColumn282"/>
              </table:table-columns>
              <table:table-row table:style-name="TableRow283">
                <table:table-cell table:style-name="TableCell284">
                  <text:p text:style-name="TableContents"><text:span text:style-name="T285">6. <text:s/>El<text:s/></text:span><text:span text:style-name="T286">Administrador</text:span><text:span text:style-name="T287"><text:s/>no introduce los<text:s/></text:span><text:span text:style-name="T288">datos<text:s/></text:span><text:span text:style-name="T289">del usuario</text:span><text:span text:style-name="T290">.</text:span></text:p>
                </table:table-cell>
                <table:table-cell table:style-name="TableCell291">
                  <text:p text:style-name="P292"/>
                </table:table-cell>
              </table:table-row>
              <table:table-row table:style-name="TableRow293">
                <table:table-cell table:style-name="TableCell294">
                  <text:p text:style-name="P295"/>
                </table:table-cell>
                <table:table-cell table:style-name="TableCell296">
                  <text:p text:style-name="P297">1. Cancela el caso de Uso.</text:p>
                </table:table-cell>
              </table:table-row>
            </table:table>
            <text:p text:style-name="P298"/>
          </table:table-cell>
          <table:covered-table-cell/>
        </table:table-row>
        <table:table-row table:style-name="TableRow299">
          <table:table-cell table:style-name="TableCell300" table:number-columns-spanned="2">
            <text:p text:style-name="P301"/>
          </table:table-cell>
          <table:covered-table-cell/>
        </table:table-row>
        <table:table-row table:style-name="TableRow302">
          <table:table-cell table:style-name="TableCell303" table:number-columns-spanned="2">
            <text:p text:style-name="P304"/>
          </table:table-cell>
          <table:covered-table-cell/>
        </table:table-row>
        <table:table-row table:style-name="TableRow305">
          <table:table-cell table:style-name="TableCell306" table:number-columns-spanned="2">
            <text:p text:style-name="P307">Observación: La actualización no modifica<text:s/>Usuario<text:s/></text:p>
          </table:table-cell>
          <table:covered-table-cell/>
        </table:table-row>
        <table:table-row table:style-name="TableRow308">
          <table:table-cell table:style-name="TableCell309" table:number-columns-spanned="2">
            <text:p text:style-name="P310">Reglas de Negocio Asociadas:<text:s/></text:p>
          </table:table-cell>
          <table:covered-table-cell/>
        </table:table-row>
        <table:table-row table:style-name="TableRow311">
          <table:table-cell table:style-name="TableCell312" table:number-columns-spanned="2">
            <text:p text:style-name="P313">Requerimientos no Funcionales Asociados:</text:p>
          </table:table-cell>
          <table:covered-table-cell/>
        </table:table-row>
        <text:soft-page-break/>
        <table:table-row table:style-name="TableRow314">
          <table:table-cell table:style-name="TableCell315">
            <text:p text:style-name="P316">Fuente:<text:s/>Roberto Sueldo</text:p>
          </table:table-cell>
          <table:table-cell table:style-name="TableCell317">
            <text:p text:style-name="P318">Referencia Fuente: Trabajo Practico Integrador POO</text:p>
          </table:table-cell>
        </table:table-row>
        <table:table-row table:style-name="TableRow319">
          <table:table-cell table:style-name="TableCell320" table:number-columns-spanned="2">
            <text:p text:style-name="P321">Asociación de Extensión: <text:s/>Gestión de<text:s/>Usuario</text:p>
          </table:table-cell>
          <table:covered-table-cell/>
        </table:table-row>
        <table:table-row table:style-name="TableRow322">
          <table:table-cell table:style-name="TableCell323" table:number-columns-spanned="2">
            <text:p text:style-name="TableContents"><text:span text:style-name="T324">Asociación de Inclusión: Gestión de<text:s/></text:span><text:span text:style-name="T325">Usuario</text:span><text:span text:style-name="T326"><text:s/>(</text:span><text:span text:style-name="T327">R</text:span><text:span text:style-name="T328">ead)</text:span></text:p>
          </table:table-cell>
          <table:covered-table-cell/>
        </table:table-row>
        <table:table-row table:style-name="TableRow329">
          <table:table-cell table:style-name="TableCell330" table:number-columns-spanned="2">
            <text:p text:style-name="P331">Caso de Uso donde se incluye:</text:p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P334">Caso de Uso al que extiende:</text:p>
          </table:table-cell>
          <table:covered-table-cell/>
        </table:table-row>
        <table:table-row table:style-name="TableRow335">
          <table:table-cell table:style-name="TableCell336" table:number-columns-spanned="2">
            <text:p text:style-name="P337">Caso de Uso de generalización:</text:p>
          </table:table-cell>
          <table:covered-table-cell/>
        </table:table-row>
        <table:table-row table:style-name="TableRow338">
          <table:table-cell table:style-name="TableCell339" table:number-columns-spanned="2">
            <text:p text:style-name="P340">Historia de cambios</text:p>
          </table:table-cell>
          <table:covered-table-cell/>
        </table:table-row>
      </table:table>
      <text:p text:style-name="P341"/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Versión</text:p>
          </table:table-cell>
          <table:table-cell table:style-name="TableCell350">
            <text:p text:style-name="P351">Fecha</text:p>
          </table:table-cell>
          <table:table-cell table:style-name="TableCell352">
            <text:p text:style-name="P353">Autor</text:p>
          </table:table-cell>
          <table:table-cell table:style-name="TableCell354">
            <text:p text:style-name="P355">Descripción de Cambio</text:p>
          </table:table-cell>
        </table:table-row>
        <table:table-row table:style-name="TableRow356">
          <table:table-cell table:style-name="TableCell357">
            <text:p text:style-name="P358">1.0</text:p>
          </table:table-cell>
          <table:table-cell table:style-name="TableCell359">
            <text:p text:style-name="P360">20/07/2014</text:p>
          </table:table-cell>
          <table:table-cell table:style-name="TableCell361">
            <text:p text:style-name="P362">Betancur Damián Ariel</text:p>
          </table:table-cell>
          <table:table-cell table:style-name="TableCell363">
            <text:p text:style-name="P364">Inicio del caso de uso</text:p>
          </table:table-cell>
        </table:table-row>
        <table:table-row table:style-name="TableRow365">
          <table:table-cell table:style-name="TableCell366">
            <text:p text:style-name="P367">1.0</text:p>
          </table:table-cell>
          <table:table-cell table:style-name="TableCell368">
            <text:p text:style-name="P369">20/07/2015</text:p>
          </table:table-cell>
          <table:table-cell table:style-name="TableCell370">
            <text:p text:style-name="P371">Betancur<text:s/>Damián Ariel</text:p>
          </table:table-cell>
          <table:table-cell table:style-name="TableCell372">
            <text:p text:style-name="P373">Diagrama de Secuencia del Sistema (DSS)</text:p>
          </table:table-cell>
        </table:table-row>
        <table:table-row table:style-name="TableRow374">
          <table:table-cell table:style-name="TableCell375">
            <text:p text:style-name="P376">1.0</text:p>
          </table:table-cell>
          <table:table-cell table:style-name="TableCell377">
            <text:p text:style-name="P378">20/07/2015</text:p>
          </table:table-cell>
          <table:table-cell table:style-name="TableCell379">
            <text:p text:style-name="P380">Betancur Damián Ariel</text:p>
          </table:table-cell>
          <table:table-cell table:style-name="TableCell381">
            <text:p text:style-name="P382">Codificación del caso de uso,<text:s/>asociación<text:s/>de requisitos y reglas del negocio</text:p>
          </table:table-cell>
        </table:table-row>
      </table:table>
      <text:p text:style-name="P383"/>
      <text:p text:style-name="Standard"/>
      <text:p text:style-name="P3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01:41:00Z</dc:date>
    <meta:template xlink:href="Normal" xlink:type="simple"/>
    <meta:editing-cycles>121</meta:editing-cycles>
    <meta:editing-duration>PT44760S</meta:editing-duration>
    <meta:document-statistic meta:page-count="3" meta:paragraph-count="5" meta:word-count="432" meta:character-count="2804" meta:row-count="19" meta:non-whitespace-character-count="2377"/>
  </office:meta>
</office:document-meta>
</file>